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3" svg:font-family="'Courier New'" style:font-family-generic="roman"/>
    <style:font-face style:name="Verdana1" svg:font-family="Verda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0.6708in"/>
    </style:style>
    <style:style style:name="Table7.B" style:family="table-column">
      <style:table-column-properties style:column-width="6.0458in"/>
    </style:style>
    <style:style style:name="Table7.C" style:family="table-column">
      <style:table-column-properties style:column-width="0.372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A2" style:family="table-cell">
      <style:table-cell-properties fo:padding-left="0.0389in" fo:padding-right="0.0389in" fo:padding-top="0in" fo:padding-bottom="0in" fo:border="0.0007in solid #000000"/>
    </style:style>
    <style:style style:name="Table7.C2" style:family="table-cell">
      <style:table-cell-properties style:vertical-align="middle" fo:padding-left="0.0389in" fo:padding-right="0.0389in" fo:padding-top="0in" fo:padding-bottom="0in" fo:border="0.0007in solid #000000"/>
    </style:style>
    <style:style style:name="Table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6" style:family="paragraph" style:parent-style-name="Body">
      <style:paragraph-properties fo:margin-top="0in" fo:margin-bottom="0.0098in"/>
      <style:text-properties fo:color="#000000" style:font-name="Courier New1" fo:font-style="normal" style:font-style-asian="normal" style:font-style-complex="normal"/>
    </style:style>
    <style:style style:name="P7" style:family="paragraph" style:parent-style-name="Body">
      <style:paragraph-properties fo:margin-top="0in" fo:margin-bottom="0.0098in"/>
      <style:text-properties fo:color="#000000" style:font-name="Courier New2" fo:font-style="normal" style:font-style-asian="normal" style:font-style-complex="normal"/>
    </style:style>
    <style:style style:name="P8" style:family="paragraph" style:parent-style-name="CellBody">
      <style:paragraph-properties style:snap-to-layout-grid="false"/>
    </style:style>
    <style:style style:name="P9" style:family="paragraph" style:parent-style-name="CellBody">
      <style:paragraph-properties style:snap-to-layout-grid="false"/>
      <style:text-properties style:use-window-font-color="true" fo:font-style="normal" style:font-style-asian="normal" style:font-style-complex="normal"/>
    </style:style>
    <style:style style:name="P10" style:family="paragraph" style:parent-style-name="Body">
      <style:text-properties fo:color="#000000" fo:font-style="normal" style:font-style-asian="normal" style:font-style-complex="normal"/>
    </style:style>
    <style:style style:name="P11" style:family="paragraph" style:parent-style-name="Body">
      <style:paragraph-properties fo:text-align="start" style:justify-single-word="false"/>
      <style:text-properties fo:color="#000000" style:font-name="Arial" fo:font-style="normal" style:font-style-asian="normal" style:font-style-complex="normal"/>
    </style:style>
    <style:style style:name="P12" style:family="paragraph" style:parent-style-name="Body">
      <style:paragraph-properties fo:text-align="justify" style:justify-single-word="false"/>
      <style:text-properties fo:color="#000000" style:font-name="Arial" fo:font-style="normal" style:font-style-asian="normal" style:font-style-complex="normal"/>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Standard">
      <style:text-properties fo:color="#000000" fo:font-style="normal" style:font-style-asian="normal" style:font-style-complex="normal"/>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Abstract">
      <style:text-properties fo:font-size="16pt" fo:font-weight="bold" style:font-size-asian="16pt" style:font-weight-asian="bold"/>
    </style:style>
    <style:style style:name="P2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3"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Body">
      <style:paragraph-properties fo:margin-left="0.5in" fo:margin-right="0in" fo:text-indent="0in" style:auto-text-indent="false"/>
    </style:style>
    <style:style style:name="P25" style:family="paragraph" style:parent-style-name="Body">
      <style:paragraph-properties fo:margin-left="0.5in" fo:margin-right="0in" fo:text-indent="0in" style:auto-text-indent="false"/>
      <style:text-properties fo:color="#000000" fo:font-style="normal" style:font-style-asian="normal" style:font-style-complex="normal"/>
    </style:style>
    <style:style style:name="P2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9" style:family="paragraph" style:parent-style-name="Heading_20_2">
      <style:text-properties fo:language="en" fo:country="US" style:language-complex="ar" style:country-complex="SA"/>
    </style:style>
    <style:style style:name="P30" style:family="paragraph" style:parent-style-name="Heading_20_2">
      <style:text-properties fo:color="#000000"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3">
      <style:text-properties fo:color="#000000" style:font-name="Arial" fo:font-style="normal" style:font-style-asian="normal" style:font-style-complex="normal"/>
    </style:style>
    <style:style style:name="P3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34" style:family="paragraph" style:parent-style-name="CellBody" style:list-style-name="L1">
      <style:paragraph-properties style:snap-to-layout-grid="false"/>
    </style:style>
    <style:style style:name="P35" style:family="paragraph" style:parent-style-name="CellBody" style:list-style-name="L2">
      <style:paragraph-properties style:snap-to-layout-grid="false"/>
    </style:style>
    <style:style style:name="P36" style:family="paragraph" style:parent-style-name="CellBody" style:list-style-name="L3">
      <style:paragraph-properties style:snap-to-layout-grid="false"/>
    </style:style>
    <style:style style:name="P37" style:family="paragraph" style:parent-style-name="CellBody" style:list-style-name="L4">
      <style:paragraph-properties style:snap-to-layout-grid="false"/>
    </style:style>
    <style:style style:name="P38" style:family="paragraph" style:parent-style-name="CellBody">
      <style:paragraph-properties style:snap-to-layout-grid="false"/>
    </style:style>
    <style:style style:name="P39" style:family="paragraph" style:parent-style-name="CellBody">
      <style:paragraph-properties style:snap-to-layout-grid="false"/>
      <style:text-properties style:use-window-font-color="true" fo:font-style="normal" style:font-style-asian="normal" style:font-style-complex="normal"/>
    </style:style>
    <style:style style:name="P4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41" style:family="paragraph" style:parent-style-name="Document_20_Title" style:master-page-name="First_20_Page">
      <style:paragraph-properties fo:text-align="center" style:justify-single-word="false" style:page-number="auto"/>
    </style:style>
    <style:style style:name="P42" style:family="paragraph" style:parent-style-name="Body" style:list-style-name="L5">
      <style:text-properties fo:color="#000000" fo:font-style="normal" style:font-style-asian="normal" style:font-style-complex="normal"/>
    </style:style>
    <style:style style:name="P43" style:family="paragraph" style:parent-style-name="Body" style:list-style-name="L6">
      <style:paragraph-properties fo:text-align="start" style:justify-single-word="false"/>
      <style:text-properties fo:color="#000000" fo:font-style="normal" style:font-style-asian="normal" style:font-style-complex="normal"/>
    </style:style>
    <style:style style:name="P44" style:family="paragraph" style:parent-style-name="Body" style:list-style-name="L8">
      <style:text-properties fo:color="#000000" fo:font-style="normal" style:font-style-asian="normal" style:font-style-complex="normal"/>
    </style:style>
    <style:style style:name="P45" style:family="paragraph" style:parent-style-name="Body" style:list-style-name="L9">
      <style:text-properties fo:color="#000000" fo:font-style="normal" style:font-style-asian="normal" style:font-style-complex="normal"/>
    </style:style>
    <style:style style:name="P46" style:family="paragraph" style:parent-style-name="Body" style:list-style-name="L6">
      <style:paragraph-properties fo:text-align="start" style:justify-single-word="false"/>
      <style:text-properties fo:color="#000000" style:font-name="Arial" fo:font-style="normal" style:font-style-asian="normal" style:font-style-complex="normal"/>
    </style:style>
    <style:style style:name="P47" style:family="paragraph" style:parent-style-name="Body" style:list-style-name="L6">
      <style:paragraph-properties fo:text-align="start" style:justify-single-word="false"/>
    </style:style>
    <style:style style:name="P48" style:family="paragraph" style:parent-style-name="Body" style:list-style-name="L7"/>
    <style:style style:name="P49" style:family="paragraph" style:parent-style-name="Body" style:list-style-name="L10"/>
    <style:style style:name="P50" style:family="paragraph" style:parent-style-name="Standard" style:list-style-name="">
      <style:text-properties fo:font-size="10pt" style:font-size-asian="10pt" style:font-size-complex="10pt"/>
    </style:style>
    <style:style style:name="P51" style:family="paragraph" style:parent-style-name="Standard" style:list-style-name="">
      <style:paragraph-properties fo:keep-together="always"/>
    </style:style>
    <style:style style:name="P52" style:family="paragraph" style:parent-style-name="Standard" style:list-style-name="">
      <style:paragraph-properties fo:line-height="0.1846in"/>
      <style:text-properties style:use-window-font-color="true"/>
    </style:style>
    <style:style style:name="P53" style:family="paragraph" style:parent-style-name="Standard" style:list-style-name=""/>
    <style:style style:name="P54" style:family="paragraph" style:parent-style-name="Standard" style:list-style-name="">
      <style:paragraph-properties fo:margin-top="0.1945in" fo:margin-bottom="0in"/>
      <style:text-properties fo:font-size="10pt" style:font-size-asian="10pt" style:font-size-complex="10pt"/>
    </style:style>
    <style:style style:name="P5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1945in" fo:margin-bottom="0in" fo:keep-together="always" fo:keep-with-next="always"/>
    </style:style>
    <style:style style:name="P5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8" style:family="paragraph" style:parent-style-name="Standard" style:list-style-name="">
      <style:paragraph-properties fo:margin-top="0in" fo:margin-bottom="0.1665in"/>
      <style:text-properties fo:font-size="10pt" style:font-size-asian="10pt" style:font-size-complex="10pt"/>
    </style:style>
    <style:style style:name="P5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0" style:family="paragraph" style:parent-style-name="Standard" style:list-style-name="">
      <style:paragraph-properties fo:margin-left="0.5in" fo:margin-right="0in" fo:margin-top="0in" fo:margin-bottom="0.1945in" fo:text-indent="0in" style:auto-text-indent="false"/>
    </style:style>
    <style:style style:name="P61"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6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64" style:family="paragraph" style:parent-style-name="Standard" style:list-style-name="">
      <style:paragraph-properties fo:margin-left="0in" fo:margin-right="0in" fo:margin-top="0.028in" fo:margin-bottom="0.0319in" fo:text-indent="0.4165in" style:auto-text-indent="false"/>
    </style:style>
    <style:style style:name="P65" style:family="paragraph" style:parent-style-name="Standard" style:list-style-name="">
      <style:paragraph-properties fo:margin-top="0.0374in" fo:margin-bottom="0.0374in"/>
      <style:text-properties fo:font-size="9pt" style:font-size-asian="9pt" style:font-size-complex="9pt"/>
    </style:style>
    <style:style style:name="P6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7" style:family="paragraph" style:parent-style-name="Standard" style:list-style-name="">
      <style:paragraph-properties fo:margin-top="0.0374in" fo:margin-bottom="0.0374in"/>
    </style:style>
    <style:style style:name="P68" style:family="paragraph" style:parent-style-name="Standard" style:list-style-name="">
      <style:paragraph-properties fo:margin-top="0.0374in" fo:margin-bottom="0.0374in"/>
      <style:text-properties fo:font-size="10pt" style:font-size-asian="10pt" style:font-size-complex="10pt"/>
    </style:style>
    <style:style style:name="P6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style:text-properties style:use-window-font-color="true"/>
    </style:style>
    <style:style style:name="P7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5" style:family="paragraph" style:parent-style-name="Standard" style:list-style-name="">
      <style:paragraph-properties fo:margin-top="0in" fo:margin-bottom="0.1945in"/>
      <style:text-properties fo:font-size="9pt" style:font-size-asian="9pt" style:font-size-complex="9pt"/>
    </style:style>
    <style:style style:name="P76" style:family="paragraph" style:parent-style-name="Standard" style:list-style-name="">
      <style:paragraph-properties fo:margin-top="0in" fo:margin-bottom="0.1945in" fo:keep-together="always"/>
    </style:style>
    <style:style style:name="P77" style:family="paragraph" style:parent-style-name="Standard" style:list-style-name="">
      <style:paragraph-properties fo:margin-top="0in" fo:margin-bottom="0.1945in"/>
    </style:style>
    <style:style style:name="P7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keep-with-next="always"/>
    </style:style>
    <style:style style:name="P80" style:family="paragraph" style:parent-style-name="Standard" style:list-style-name="">
      <style:paragraph-properties fo:keep-together="always" fo:keep-with-next="always"/>
    </style:style>
    <style:style style:name="P8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1736in" fo:margin-bottom="0in" fo:keep-together="always" fo:keep-with-next="always"/>
    </style:style>
    <style:style style:name="P8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0319in" fo:margin-bottom="0.0319in" fo:keep-with-next="always"/>
      <style:text-properties style:use-window-font-color="true"/>
    </style:style>
    <style:style style:name="P8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6" style:family="paragraph" style:parent-style-name="Standard" style:list-style-name="">
      <style:paragraph-properties fo:margin-top="0.0319in" fo:margin-bottom="0.0319in" fo:text-align="end" style:justify-single-word="false"/>
      <style:text-properties style:use-window-font-color="true"/>
    </style:style>
    <style:style style:name="P87" style:family="paragraph" style:parent-style-name="Standard" style:list-style-name="">
      <style:paragraph-properties fo:margin-top="0.0319in" fo:margin-bottom="0.0319in" fo:text-align="center" style:justify-single-word="false"/>
      <style:text-properties style:use-window-font-color="true"/>
    </style:style>
    <style:style style:name="P88" style:family="paragraph" style:parent-style-name="Standard" style:list-style-name="">
      <style:paragraph-properties fo:margin-top="0.0319in" fo:margin-bottom="0in"/>
    </style:style>
    <style:style style:name="P8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0"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1"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92" style:family="paragraph" style:parent-style-name="Detail_20_Heading" style:list-style-name="">
      <style:paragraph-properties fo:padding="0.0236in" fo:border="0.0008in solid #666666"/>
      <style:text-properties fo:color="#000000"/>
    </style:style>
    <style:style style:name="P93" style:family="paragraph" style:parent-style-name="Item_20_Heading" style:list-style-name="">
      <style:text-properties fo:color="#000000"/>
    </style:style>
    <style:style style:name="P94" style:family="paragraph" style:parent-style-name="Item_20_Heading" style:list-style-name="">
      <style:paragraph-properties fo:margin-top="0.1693in" fo:margin-bottom="0.161in"/>
      <style:text-properties fo:color="#000000"/>
    </style:style>
    <style:style style:name="T1" style:family="text">
      <style:text-properties style:font-name="Courier New1"/>
    </style:style>
    <style:style style:name="T2" style:family="text">
      <style:text-properties fo:color="#000000"/>
    </style:style>
    <style:style style:name="T3" style:family="text">
      <style:text-properties fo:color="#000000" fo:font-style="normal" style:font-style-asian="normal" style:font-style-complex="normal"/>
    </style:style>
    <style:style style:name="T4" style:family="text">
      <style:text-properties fo:color="#000000" style:font-name="Courier New1" fo:font-style="normal" style:font-style-asian="normal" style:font-style-complex="normal"/>
    </style:style>
    <style:style style:name="T5" style:family="text">
      <style:text-properties fo:color="#000000" style:font-name="Arial" fo:font-style="normal" style:font-style-asian="normal" style:font-style-complex="normal"/>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font-size="14pt" fo:font-weight="normal" style:font-size-asian="14pt" style:font-weight-asian="normal"/>
    </style:style>
    <style:style style:name="T9" style:family="text">
      <style:text-properties fo:language="en" fo:country="US"/>
    </style:style>
    <style:style style:name="T10" style:family="text">
      <style:text-properties fo:language="en" fo:country="US" style:language-complex="ar" style:country-complex="SA"/>
    </style:style>
    <style:style style:name="T11" style:family="text">
      <style:text-properties style:font-name="Courier New"/>
    </style:style>
    <style:style style:name="T1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color="#0000ff" fo:font-size="10pt" style:text-underline-style="solid" style:text-underline-width="auto" style:text-underline-color="font-color" style:font-size-asian="10pt" style:font-size-complex="10pt"/>
    </style:style>
    <style:style style:name="T1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7" style:family="text">
      <style:text-properties fo:color="#808080" style:font-name="Verdana" fo:font-size="7pt" style:font-name-asian="Verdana" style:font-size-asian="7pt" style:font-name-complex="Verdana" style:font-size-complex="7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0pt" style:font-size-asian="10pt" style:font-size-complex="10pt"/>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8 - Native Namespace</text:user-defined></text:p>
      <text:p text:style-name="Document_20_Title"><text:span text:style-name="T8">Final</text:span><text:span text:style-name="T8"><text:line-break/><text:line-break/></text:span><text:span text:style-name="T8"><text:page-count style:num-format="1">22</text:page-count></text:span><text:span text:style-name="T8"> Pages</text:span></text:p>
      <text:p text:style-name="P22"/>
      <text:p text:style-name="P21">Abstract</text:p>
      <text:p text:style-name="Abstract"><text:span text:style-name="T9">The generic capabilities and requirements model in OSGi provides a common way to express most dependencies specified by the OSGi Core specification</text:span>. <text:s/>Namespaces have been defined for most all of the standard OSGi dependencies. <text:s/>For example, osgi.wiring.package, osgi.wiring.bundle, and osgi.wiring.host. <text:s/>For the OSGi Core R5 specification we also introduced the osgi.ee namespace to handle the Bundle-RequiredExecutionEnvironment dependency. <text:s/>The only standard dependency from the Core specification that is missing a generic namespace is for native code as defined by the Bundle-NativeCode header.</text:p>
      <text:p text:style-name="Abstract">This RFC provides a new standard namespace for defining bundle native code dependencies.</text:p>
      <text:h text:style-name="P31" text:outline-level="1" text:restart-numbering="true" text:start-value="-1">Document Information</text:h>
      <text:h text:style-name="P29" text:outline-level="2">License</text:h>
      <text:p text:style-name="P1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9"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9" text:outline-level="2">Feedback</text:h>
      <text:p text:style-name="Body"><text:span text:style-name="T10">This document can be downloaded from the OSGi Alliance design repository at </text:span><text:a xlink:type="simple" xlink:href="https://github.com/osgi/design"><text:span text:style-name="T10">https://github.com/osgi/design</text:span></text:a><text:span text:style-name="T1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0 Document Information<text:tab/>2</text:p>
          <text:p text:style-name="P28">0.1 License<text:tab/>2</text:p>
          <text:p text:style-name="P28">0.2 Trademarks<text:tab/>3</text:p>
          <text:p text:style-name="P28">0.3 Feedback<text:tab/>3</text:p>
          <text:p text:style-name="P28">0.4 Table of Contents<text:tab/>3</text:p>
          <text:p text:style-name="P28">0.5 Terminology and Document Conventions<text:tab/>4</text:p>
          <text:p text:style-name="P28">0.6 Revision History<text:tab/>4</text:p>
          <text:p text:style-name="P26">1 Introduction<text:tab/>6</text:p>
          <text:p text:style-name="P26">2 Application Domain<text:tab/>6</text:p>
          <text:p text:style-name="P26">3 Problem Description<text:tab/>6</text:p>
          <text:p text:style-name="P26">4 Requirements<text:tab/>7</text:p>
          <text:p text:style-name="P26">5 Technical Solution<text:tab/>7</text:p>
          <text:p text:style-name="P28">5.1 Native Environment Capability<text:tab/>8</text:p>
          <text:p text:style-name="P27">5.1.1 Arbitrary Matching Attributes<text:tab/>8</text:p>
          <text:p text:style-name="P27">5.1.2 Example<text:tab/>8</text:p>
          <text:p text:style-name="P28">5.2 Native Environment Requirement<text:tab/>8</text:p>
          <text:p text:style-name="P27">5.2.1 Native Code Clause Filter Component<text:tab/>9</text:p>
          <text:p text:style-name="P27">5.2.2 Combining Native Filter Components<text:tab/>10</text:p>
          <text:p text:style-name="P27">5.2.3 Optionality<text:tab/>11</text:p>
          <text:p text:style-name="P28"><text:soft-page-break/>5.3 Specification Update for Invalid Selection Filters<text:tab/>12</text:p>
          <text:p text:style-name="P28">5.4 Specification Update for Missing Native Code Paths<text:tab/>12</text:p>
          <text:p text:style-name="P28">5.5 Selecting the Native Code Paths<text:tab/>12</text:p>
          <text:p text:style-name="P27">5.5.1 Sort Native Code Clauses<text:tab/>13</text:p>
          <text:p text:style-name="P27">5.5.2 The native.paths Attribute<text:tab/>13</text:p>
          <text:p text:style-name="P27">5.5.3 Selecting the Matching native.paths<text:tab/>15</text:p>
          <text:p text:style-name="P26">6 DTO<text:tab/>16</text:p>
          <text:p text:style-name="P26">7 Considered Alternatives<text:tab/>17</text:p>
          <text:p text:style-name="P26">8 Security Considerations<text:tab/>17</text:p>
          <text:p text:style-name="P26">9 Javadoc<text:tab/>17</text:p>
          <text:p text:style-name="P26">10 Document Support<text:tab/>21</text:p>
          <text:p text:style-name="P28">10.1 References<text:tab/>21</text:p>
          <text:p text:style-name="P28">10.2 Author’s Address<text:tab/>21</text:p>
          <text:p text:style-name="P28">10.3 Acronyms and Abbreviations<text:tab/>21</text:p>
          <text:p text:style-name="P28">10.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Revision</text:p>
            </table:table-cell>
            <table:table-cell table:style-name="Table1.A1" office:value-type="string">
              <text:p text:style-name="P20">Date</text:p>
            </table:table-cell>
            <table:table-cell table:style-name="Table1.C1" office:value-type="string">
              <text:p text:style-name="P20">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9">Sep 4 2012</text:p>
          </table:table-cell>
          <table:table-cell table:style-name="Table1.C1" office:value-type="string">
            <text:p text:style-name="P9">Thomas Watson, IBM, <text:a xlink:type="simple" xlink:href="mailto:tjwatson@us.ibm.com">tjwatson@us.ibm.com</text:a></text:p>
            <text:p text:style-name="P9">initial version</text:p>
          </table:table-cell>
        </table:table-row>
        <table:table-row table:style-name="Table1.2">
          <table:table-cell table:style-name="Table1.A3" office:value-type="string">
            <text:p text:style-name="P8">1.1</text:p>
          </table:table-cell>
          <table:table-cell table:style-name="Table1.A3" office:value-type="string">
            <text:p text:style-name="P9">Sep 27 2012</text:p>
          </table:table-cell>
          <table:table-cell table:style-name="Table1.C3" office:value-type="string">
            <text:p text:style-name="P9">Thomas Watson, IBM, <text:a xlink:type="simple" xlink:href="mailto:tjwatson@us.ibm.com">tjwatson@us.ibm.com</text:a></text:p>
            <text:p text:style-name="P9">Updates based on Basil F2F meeting.</text:p>
            <text:list xml:id="list4403546054950792800" text:style-name="L1">
              <text:list-item>
                <text:p text:style-name="P34">osgi.native.environment is a payload namespace</text:p>
              </text:list-item>
              <text:list-item>
                <text:p text:style-name="P34">Use ~= approximate equals filter operations for matching. <text:s/>No longer requires lowercasing</text:p>
              </text:list-item>
              <text:list-item>
                <text:p text:style-name="P34">Describe more about native code selection and sorting algorithm for the framework.</text:p>
              </text:list-item>
            </text:list>
          </table:table-cell>
        </table:table-row>
        <text:soft-page-break/>
        <table:table-row table:style-name="Table1.2">
          <table:table-cell table:style-name="Table1.A3" office:value-type="string">
            <text:p text:style-name="P8">1.2</text:p>
          </table:table-cell>
          <table:table-cell table:style-name="Table1.A3" office:value-type="string">
            <text:p text:style-name="P9">Oct 19 2012</text:p>
          </table:table-cell>
          <table:table-cell table:style-name="Table1.C3" office:value-type="string">
            <text:p text:style-name="P9">Thomas Watson, IBM, <text:a xlink:type="simple" xlink:href="mailto:tjwatson@us.ibm.com">tjwatson@us.ibm.com</text:a></text:p>
            <text:p text:style-name="P9">Updates based on CPEG call on Oct 11 2012</text:p>
            <text:list xml:id="list4454985597038873164" text:style-name="L2">
              <text:list-item>
                <text:p text:style-name="P35">Fixed usages of ~=</text:p>
              </text:list-item>
              <text:list-item>
                <text:p text:style-name="P35">Made use of native.paths optional for selection of native code paths.</text:p>
              </text:list-item>
              <text:list-item>
                <text:p text:style-name="P35">Added security considerations. <text:s/>A new implied permission is needed for the osgi.native.environment REQUIRE.</text:p>
              </text:list-item>
              <text:list-item>
                <text:p text:style-name="P35">Used the clarified term “launching properties” from the R6 core specification.</text:p>
              </text:list-item>
              <text:list-item>
                <text:p text:style-name="P35">Added javadoc for the NativeEnvironmentNamespace class</text:p>
              </text:list-item>
            </text:list>
          </table:table-cell>
        </table:table-row>
        <table:table-row table:style-name="Table1.2">
          <table:table-cell table:style-name="Table1.A3" office:value-type="string">
            <text:p text:style-name="P8">1.3</text:p>
          </table:table-cell>
          <table:table-cell table:style-name="Table1.A3" office:value-type="string">
            <text:p text:style-name="P9">Oct 29 2012</text:p>
          </table:table-cell>
          <table:table-cell table:style-name="Table1.C3" office:value-type="string">
            <text:p text:style-name="P9">Thomas Watson, IBM, <text:a xlink:type="simple" xlink:href="mailto:tjwatson@us.ibm.com">tjwatson@us.ibm.com</text:a></text:p>
            <text:p text:style-name="P9">Updates based on CPEG call on Oct 25, 2012</text:p>
            <text:list xml:id="list2279935538505244085" text:style-name="L3">
              <text:list-item>
                <text:p text:style-name="P36">Allow osgi.native.environment requirements to be defined with the Require-Capability header</text:p>
              </text:list-item>
              <text:list-item>
                <text:p text:style-name="P36">Disallow osgi.native.envornment capabilities to be defined with the Provide-Capability header</text:p>
              </text:list-item>
              <text:list-item>
                <text:p text:style-name="P36">Remove JMX and initial spec chapter sections</text:p>
              </text:list-item>
              <text:list-item>
                <text:p text:style-name="P36">Added DTO section</text:p>
              </text:list-item>
              <text:list-item>
                <text:p text:style-name="P36">Moved all mentions of native.paths attribute and native path selection to a non-normative section at the end of section 5.</text:p>
              </text:list-item>
            </text:list>
          </table:table-cell>
        </table:table-row>
        <table:table-row table:style-name="Table1.2">
          <table:table-cell table:style-name="Table1.A3" office:value-type="string">
            <text:p text:style-name="P8">1.4</text:p>
          </table:table-cell>
          <table:table-cell table:style-name="Table1.A3" office:value-type="string">
            <text:p text:style-name="P9">Nov 10 2012</text:p>
          </table:table-cell>
          <table:table-cell table:style-name="Table1.C3" office:value-type="string">
            <text:p text:style-name="P9">Thomas Watson, IBM, <text:a xlink:type="simple" xlink:href="mailto:tjwatson@us.ibm.com">tjwatson@us.ibm.com</text:a></text:p>
            <text:p text:style-name="P9">Renamed namespace to osgi.native</text:p>
          </table:table-cell>
        </table:table-row>
        <table:table-row table:style-name="Table1.2">
          <table:table-cell table:style-name="Table1.A3" office:value-type="string">
            <text:p text:style-name="P8">1.5</text:p>
          </table:table-cell>
          <table:table-cell table:style-name="Table1.A3" office:value-type="string">
            <text:p text:style-name="P9">Feb 1 2013</text:p>
          </table:table-cell>
          <table:table-cell table:style-name="Table1.C3" office:value-type="string">
            <text:p text:style-name="P9">Thomas Watson, IBM, <text:a xlink:type="simple" xlink:href="mailto:tjwatson@us.ibm.com">tjwatson@us.ibm.com</text:a></text:p>
            <text:list xml:id="list1486270770195887294" text:style-name="L4">
              <text:list-item>
                <text:p text:style-name="P37">Update to add text for bug <text:a xlink:type="simple" xlink:href="https://www.osgi.org/members/bugzilla/show_bug.cgi?id=2456">https://www.osgi.org/members/bugzilla/show_bug.cgi?id=2456</text:a></text:p>
              </text:list-item>
              <text:list-item>
                <text:p text:style-name="P37">Update to add text for bug https://www.osgi.org/members/bugzilla/show_bug.cgi?id=2457</text:p>
              </text:list-item>
            </text:list>
          </table:table-cell>
        </table:table-row>
        <table:table-row table:style-name="Table1.2">
          <table:table-cell table:style-name="Table1.A3" office:value-type="string">
            <text:p text:style-name="P8">Final</text:p>
          </table:table-cell>
          <table:table-cell table:style-name="Table1.A3" office:value-type="string">
            <text:p text:style-name="P9">7 Feb 2014</text:p>
          </table:table-cell>
          <table:table-cell table:style-name="Table1.C3" office:value-type="string">
            <text:p text:style-name="P9">Final version for voting.</text:p>
            <text:p text:style-name="P9">BJ Hargrave</text:p>
          </table:table-cell>
        </table:table-row>
      </table:table>
      <text:p text:style-name="Body"/>
      <text:h text:style-name="Heading_20_1" text:outline-level="1"><text:soft-page-break/>Introduction</text:h>
      <text:p text:style-name="P10">The generic capabilities and requirements model in OSGi provides a common way to express most dependencies specified by the OSGi Core specification. <text:s/>Namespaces have been defined for most all of the standard OSGi dependencies. <text:s/>For example, osgi.wiring.package, osgi.wiring.bundle, and osgi.wiring.host. <text:s/>For the OSGi Core R5 specification we also introduced the osgi.ee namespace to handle the Bundle-RequiredExecutionEnvironment dependency. <text:s/>The only standard dependency from the Core specification that is missing a generic namespace is for native code as defined by the Bundle-NativeCode header.</text:p>
      <text:p text:style-name="P10"/>
      <text:h text:style-name="Heading_20_1" text:outline-level="1">Application Domain</text:h>
      <text:p text:style-name="P10">A company provides deployment software for managing OSGi bundles across a set of platforms (Windows, Linux, Mac etc.). <text:s/>The deployment software uses OSGi generic requirements and capabilities in order to determine a valid set of bundles to install into a particular platform. <text:s/>Some bundles that need to be managed contain native code. <text:s/>As such the bundles with native code must only be provisioned to the platforms which matches the native code they provide.</text:p>
      <text:h text:style-name="Heading_20_1" text:outline-level="1">Problem Description</text:h>
      <text:p text:style-name="P10">The introduction of the generic capabilities and requirements model in OSGi Core R4.3 and R5 have allowed for bundle dependencies to be reasoned about in a generic way. <text:s/>This generic model can be used by the core framework implementations as well as deployment implementations for modeling bundle dependencies. <text:s/>This can be very powerful because it allows for more predictable and stable deployment of bundles because the deployment software can reason about the bundles it is deploying and easily determine what if any dependencies are missing.</text:p>
      <text:p text:style-name="P10">A new bundle native code namespace would help in the deployment of bundles with native code because it would allow for deployment software to easily determine if a particular bundle can actually function on the running environment/platform. <text:s/>Currently native code dependencies are not expressed in the generic capabilities and requirements model. <text:s/>But if native code requirements are ignored by deployment software then the operator runs <text:soft-page-break/>the risk of installing bundles that are not applicable to the running environment/platform, resulting in a broken deployment.</text:p>
      <text:h text:style-name="Heading_20_1" text:outline-level="1">Requirements</text:h>
      <text:list xml:id="list3997290451751451692" text:style-name="L5">
        <text:list-item>
          <text:p text:style-name="P42">NTV-0010: The solution MUST define a new osgi namespace which allows a requirement to be used to represent the native code clauses defined by the Bundle-NativeCode header. <text:s/>This is referred to as the native namespace.</text:p>
        </text:list-item>
        <text:list-item>
          <text:p text:style-name="P42">NTV-0020: The solution SHOULD allow bundles to define requirements directly in the new native namespace. <text:s/>The native namespace is intended to represent the Bundle-NativeCode header in the generic requirement/capability model but other usecases may be satisfied by allowing generic requirements in the native namespace.</text:p>
        </text:list-item>
        <text:list-item>
          <text:p text:style-name="P42">NTV-0040: The solution MUST allow the system bundle to provide capabilities in the native namespace for satisfying native requirements.</text:p>
        </text:list-item>
        <text:list-item>
          <text:p text:style-name="P42">NTV-0045: Except for the system bundle, the solution must prohibit other bundles from providing capabilities in the native namespace. <text:s/>This implies a bundle is not allowed to define a capability using the native namespace with the Provide-Capability header.</text:p>
        </text:list-item>
        <text:list-item>
          <text:p text:style-name="P42">NTV-0050: The solution MUST allow for native requirements to be optional.</text:p>
        </text:list-item>
        <text:list-item>
          <text:p text:style-name="P42">NTV-0060: The solution SHOULD not require special rules for matching or wiring by OSGi Resolver service.</text:p>
        </text:list-item>
        <text:list-item>
          <text:p text:style-name="P42">NTV-0070: The solution SHOULD not define the mechanism a framework uses to select the native paths at runtime. <text:s/>This solution is scoped to only defining the resolvability of a bundle with native code. <text:s/>The actual native path selection is left to be implementation specific.</text:p>
        </text:list-item>
      </text:list>
      <text:h text:style-name="Heading_20_1" text:outline-level="1">Technical Solution</text:h>
      <text:p text:style-name="P10">A new namespace is defined by the core specification named “osgi.native”. <text:s/>An osgi.native capability is used to describe the native environment in which the framework is executing. <text:s/>An osgi.native requirement is used by a bundle to describe the native environment required to execute native code packaged within the bundle. <text:s/></text:p>
      <text:p text:style-name="P10"><text:soft-page-break/>Native code included in a fragment bundle gets loaded by the class loaders of the host bundles the fragment is attached to. <text:s/>Since fragments add native code as payload to the hosts they are attached to, a osgi.native requirement from a fragment is considered to be a payload requirement.</text:p>
      <text:h text:style-name="Heading_20_2" text:outline-level="2">Native Environment Capability</text:h>
      <text:p text:style-name="Body">An OSGi Framework must provide a capability in the osgi.native namespace that represents the native environment in which the Framework is executing. <text:s/>The following capability attributes are defined:</text:p>
      <text:list xml:id="list528090827726898934" text:style-name="L6">
        <text:list-item>
          <text:p text:style-name="P47"><text:span text:style-name="T3">osgi.native.osname – a List&lt;String&gt; value containing the alias values of the org.osgi.framework.os.name launching property. <text:s/>For example, an <text:s/>org.osgi.framework.os.name value of </text:span><text:span text:style-name="T4">“Windows95”</text:span><text:span text:style-name="T3"> will get a List&lt;String&gt; value of </text:span><text:span text:style-name="T4">“Windows95,Windows 95,Win95,Win32”</text:span><text:span text:style-name="T3"> according to </text:span><text:a xlink:type="simple" xlink:href="http://www.osgi.org/Specifications/Reference">http://www.osgi.org/Specifications/Reference</text:a></text:p>
        </text:list-item>
        <text:list-item>
          <text:p text:style-name="P43">osgi.native.osversion - value is type Version as parsed from the value of org.osgi.framework.os.version property</text:p>
        </text:list-item>
        <text:list-item>
          <text:p text:style-name="P47"><text:span text:style-name="T3">osgi.native.processor – a List&lt;String&gt; value containing the alias values of the org.osgi.framework.processor launching property. <text:s/>For example, an org.osgi.framework.processor value </text:span><text:span text:style-name="T3">of </text:span><text:span text:style-name="T4">“x86”</text:span><text:span text:style-name="T5"> will get a List&lt;String&gt; value of </text:span><text:span text:style-name="T4">“x86,pentium,i386,i486,i586,i686”</text:span><text:span text:style-name="T5"> according to </text:span><text:a xlink:type="simple" xlink:href="http://www.osgi.org/Specifications/Reference">http://www.osgi.org/Specifications/Reference</text:a></text:p>
        </text:list-item>
        <text:list-item>
          <text:p text:style-name="P46">osgi.native.language - the value of org.osgi.framework.language property</text:p>
        </text:list-item>
      </text:list>
      <text:p text:style-name="P11">Provide-Capability headers in the osgi.native namespace must not be used in the manifest, Require-Capability with this Namespace is allowed.</text:p>
      <text:h text:style-name="P32" text:outline-level="3">Arbitrary Matching Attributes</text:h>
      <text:p text:style-name="P12">Frameworks must also populate the osgi.native capability attributes with the values included in the Framework launching properties (section 4.2.2 of the latest core spec) <text:s/>Launching property keys that start with “osgi.native.” are excluded to prevent collisions with the defined capability attribute keys. <text:s/>[XXX – may also want to exclude any values that start with dot '.' similar to config admin].</text:p>
      <text:h text:style-name="P32" text:outline-level="3">Example</text:h>
      <text:p text:style-name="P10">Running on a Windows 7 machine 64-bit, with en_US the system bundle would have the following capability plus any attributes specified as framework configuration values:</text:p>
      <text:p text:style-name="P7">osgi.native; </text:p>
      <text:p text:style-name="P7"><text:s/>osgi.native.osname:List&lt;String&gt;="Windows7,Windows 7,Win7,Win32"; </text:p>
      <text:p text:style-name="P7"><text:s/>osgi.native.osversion:Version="7.0";</text:p>
      <text:p text:style-name="P7"><text:s/>osgi.native.processor:List&lt;String&gt;="x86-64,amd64,em64t,x86_64";</text:p>
      <text:p text:style-name="P7"><text:s/>osgi.native.language="en";</text:p>
      <text:h text:style-name="Heading_20_2" text:outline-level="2">Native Environment Requirement</text:h>
      <text:p text:style-name="P10">Frameworks must convert a Bundle-NativeCode header to a requirement in the osgi.native namespace. <text:s/>A Bundle-NativeCode header may have multiple native code clauses. <text:s/>Each Bundle-NativeCode clause is composed of the following:</text:p>
      <text:list xml:id="list3990067629175416505" text:style-name="L7">
        <text:list-item>
          <text:p text:style-name="P48">A list of native code paths</text:p>
        </text:list-item>
        <text:list-item>
          <text:p text:style-name="P48">The following set of native code matching attributes:</text:p>
          <text:list>
            <text:list-item>
              <text:p text:style-name="P48"><text:soft-page-break/>osname – Name of the operating system. <text:s/>Is matched against a canonical name as specified by the org.osgi.framework.os.name property value</text:p>
            </text:list-item>
            <text:list-item>
              <text:p text:style-name="P48">osversion – The operating system version. <text:s/>The value of this attribute must be a version range and is matched against the version as specified by the org.osgi.framework.os.version property value.</text:p>
            </text:list-item>
            <text:list-item>
              <text:p text:style-name="P48">language – The ISO code for a language. <text:s/>The value of this attribute is matched against the language specified by the org.osgi.framework.language property value.</text:p>
            </text:list-item>
            <text:list-item>
              <text:p text:style-name="P48">selection-filter – A specified filter which is matched against the framework configuration property values.</text:p>
            </text:list-item>
          </text:list>
        </text:list-item>
        <text:list-item>
          <text:p text:style-name="P48">If optional then the final native code clause is a single asterisk (*) character</text:p>
        </text:list-item>
      </text:list>
      <text:h text:style-name="Heading_20_3" text:outline-level="3">Native Code Clause Filter Component</text:h>
      <text:p text:style-name="P10">Each Native Code clause is converted into a filter component for the osgi.native namespace using the following architected matching attributes:</text:p>
      <text:list xml:id="list2954600799463218094" text:style-name="L8">
        <text:list-item>
          <text:p text:style-name="P44">osgi.native.osname – use the approximate equals (~=) filter type to evaluate the value specified by the osname Bundle-NativeCode attribute.</text:p>
        </text:list-item>
        <text:list-item>
          <text:p text:style-name="P44">osgi.native.osversion – create a VersionRange using the value specified by the osversion Bundle-NativeCode attribute and then create a filter string out of the VersionRange.</text:p>
        </text:list-item>
        <text:list-item>
          <text:p text:style-name="P44">osgi.native.processor – use the approximate equals (~=) filter type to evaluate the value specified by the processor Bundle-NativeCode attribute.</text:p>
        </text:list-item>
        <text:list-item>
          <text:p text:style-name="P44">osgi.native.language – use the approximate equals (~=) filter type to evaluate the value specified by the language Bundle-NativeCode attribute</text:p>
        </text:list-item>
      </text:list>
      <text:p text:style-name="P10">In cases where the same Bundle-NativeCode attribute is specified multiple times within the same clause then the filter components for each value for that attribute are or'ed together. <text:s/>For example, if osname attribute is specified as both Windows95 and Windows7 then the resulting filter will contain:</text:p>
      <text:p text:style-name="P6">(|</text:p>
      <text:p text:style-name="P6"><text:s text:c="2"/>(osgi.native.osname~=Windows95)</text:p>
      <text:p text:style-name="P6"><text:s text:c="2"/>(osgi.native.osname~=Windows7)</text:p>
      <text:p text:style-name="P6">)</text:p>
      <text:p text:style-name="P10">If the selection-filter Bundle-NativeCode attribute is specified then the specified filter is included as a component <text:s/>of the native code clauses AND filter type. <text:s/>Consider the following Bundle-NativeCode header which contains a single clause:</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10">This clause would get translated into the following AND filter type:</text:p>
      <text:p text:style-name="P6"><text:soft-page-break/>Require-Capability: </text:p>
      <text:p text:style-name="P6"><text:s text:c="2"/>osgi.native;</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 text:c="8"/>(|</text:p>
      <text:p text:style-name="P6"><text:s text:c="10"/>(osgi.native.language~=en)</text:p>
      <text:p text:style-name="P6"><text:s text:c="10"/>(osgi.native.language~=se)</text:p>
      <text:p text:style-name="P6"><text:s text:c="8"/>)</text:p>
      <text:p text:style-name="P6"><text:s text:c="8"/>(com.acme.windowing=win32)</text:p>
      <text:p text:style-name="P6"><text:s text:c="6"/>)”</text:p>
      <text:h text:style-name="Heading_20_3" text:outline-level="3">Combining Native Filter Components</text:h>
      <text:p text:style-name="P10">The Bundle-NativeCode header may specify multiple clauses, each having their own list of native code paths and set of matching attributes. <text:s/>Instead of using a separate osgi.native requirement for each Bundle-NativeCode clause, the complete Bundle-NativeCode header is specified as a single osgi.native requirement. <text:s/>This is done by using an OR filter type using all of the individual Bundle-NativeCode clause filter components (as specified above) as components of a single filter directive. <text:s/>Consider the following Bundle-NativeCode header which contains three clauses:</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 = “(com.acme.windowing=win32)”; </text:p>
      <text:p text:style-name="P6"><text:s text:c="4"/>language=en;</text:p>
      <text:p text:style-name="P6"><text:s text:c="4"/>language=se,</text:p>
      <text:p text:style-name="P6"><text:s text:c="2"/>lib/solaris/libhttp.so;</text:p>
      <text:p text:style-name="P6"><text:s text:c="4"/>osname=Solaris;</text:p>
      <text:p text:style-name="P6"><text:s text:c="4"/>osname=SunOS;</text:p>
      <text:p text:style-name="P6"><text:s text:c="4"/>processor=sparc,</text:p>
      <text:p text:style-name="P6"><text:s text:c="2"/>lib/linux/libhttp.so;</text:p>
      <text:p text:style-name="P6"><text:s text:c="4"/>osname=Linux;</text:p>
      <text:p text:style-name="P6"><text:s text:c="4"/>processor=mips;</text:p>
      <text:p text:style-name="P6"><text:s text:c="4"/>selection-filter=”(com.acme.windowing=gtk)”</text:p>
      <text:p text:style-name="P10">This Bundle-NativeCode header would get translated into the following osgi.native filter directive:</text:p>
      <text:p text:style-name="P6">(|</text:p>
      <text:p text:style-name="P6"><text:s text:c="2"/>(&amp;</text:p>
      <text:p text:style-name="P6"><text:s text:c="4"/>(|</text:p>
      <text:p text:style-name="P6"><text:s text:c="6"/>(osgi.native.osname~=Windows95)</text:p>
      <text:p text:style-name="P6"><text:s text:c="6"/>(osgi.native.osname~=Windows98)</text:p>
      <text:p text:style-name="P6"><text:s text:c="6"/>(osgi.native.osname~=WindowsNT)</text:p>
      <text:p text:style-name="P6"><text:s text:c="4"/>)</text:p>
      <text:p text:style-name="P6"><text:s text:c="4"/>(osgi.native.processor~=x86)</text:p>
      <text:p text:style-name="P6"><text:soft-page-break/><text:s text:c="4"/>(|</text:p>
      <text:p text:style-name="P6"><text:s text:c="6"/>(osgi.native.language~=en)</text:p>
      <text:p text:style-name="P6"><text:s text:c="6"/>(osgi.native.language~=se)</text:p>
      <text:p text:style-name="P6"><text:s text:c="4"/>)</text:p>
      <text:p text:style-name="P6"><text:s text:c="4"/>(com.acme.windowing=win32)</text:p>
      <text:p text:style-name="P6"><text:s text:c="2"/>)</text:p>
      <text:p text:style-name="P6"><text:s text:c="2"/>(&amp;</text:p>
      <text:p text:style-name="P6"><text:s text:c="4"/>(|</text:p>
      <text:p text:style-name="P6"><text:s text:c="6"/>(osgi.native.osname~=Solaris)</text:p>
      <text:p text:style-name="P6"><text:s text:c="6"/>(osgi.native.osname~=SunOs)</text:p>
      <text:p text:style-name="P6"><text:s text:c="4"/>)</text:p>
      <text:p text:style-name="P6"><text:s text:c="4"/>(osgi.native.processor~=sparc)</text:p>
      <text:p text:style-name="P6"><text:s text:c="2"/>)</text:p>
      <text:p text:style-name="P6"><text:s text:c="2"/>(&amp;</text:p>
      <text:p text:style-name="P6"><text:s text:c="4"/>(osgi.native.osname~=Linux)</text:p>
      <text:p text:style-name="P6"><text:s text:c="4"/>(osgi.native.processor~=mips)</text:p>
      <text:p text:style-name="P6"><text:s text:c="4"/>(com.acme.windowing=gtk)</text:p>
      <text:p text:style-name="P6"><text:s text:c="2"/>)</text:p>
      <text:p text:style-name="P6">)</text:p>
      <text:h text:style-name="Heading_20_3" text:outline-level="3">Optionality</text:h>
      <text:p text:style-name="P10">If the optional '*' is specified at the end of the Bundle-NativeCode manifest header, then the native code for the bundle is considered to be optional. <text:s/>When the framework converts a Bundle-NativeCode header into an osgi.native requirement which is designated as optional then the requirement resolution directive must be set to 'optional'.</text:p>
      <text:p text:style-name="Body"><text:span text:style-name="T3">The following is a typical exa</text:span><text:span text:style-name="T3">mple of a native code declaration in a bundle's manifest with an optional clause</text:span><text:span text:style-name="T3">:</text:span></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6"><text:s text:c="4"/>*</text:p>
      <text:p text:style-name="P10">This Bundle-NativeCode header would be converted to the following osgi.native requirement with the proper resolution directive:</text:p>
      <text:p text:style-name="P6">Require-Capability: </text:p>
      <text:p text:style-name="P6"><text:s text:c="2"/>osgi.native;</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 text:c="8"/>(|</text:p>
      <text:p text:style-name="P6"><text:soft-page-break/><text:s text:c="10"/>(osgi.native.language~=en)</text:p>
      <text:p text:style-name="P6"><text:s text:c="10"/>(osgi.native.language~=se)</text:p>
      <text:p text:style-name="P6"><text:s text:c="8"/>)</text:p>
      <text:p text:style-name="P6"><text:s text:c="8"/>(com.acme.windowing=win32)</text:p>
      <text:p text:style-name="P6"><text:s text:c="6"/>)”;</text:p>
      <text:p text:style-name="P6"><text:s text:c="4"/>resolution:=”optional”</text:p>
      <text:p text:style-name="P10"/>
      <text:h text:style-name="P30" text:outline-level="2">Specification Update for Invalid Selection Filters</text:h>
      <text:p text:style-name="P10">Section 3.10.1 of the R5 Core specification has the following paragraph:</text:p>
      <text:p text:style-name="P25">If a selection filter is evaluated and its syntax is invalid, then the bundle must fail to resolve. If a selection filter is not evaluated (it may be in a native code clause where the osname or processor does not match), then the invalid filter must not cause the bundle to fail to resolve. This is also true even if the optional clause is specified.</text:p>
      <text:p text:style-name="P10">This paragraph will be removed in the R6 core framework specification. <text:s/>The following text will be inserted in section 3.10 after defining the architected attributes for Bundle-NativeCode header (osname, selection-filter etc.):</text:p>
      <text:p text:style-name="P25">If a selection-filter attribute contains an invalid filter syntax, then the bundle must fail to install with a BundleException of type NATIVECODE_ERROR.</text:p>
      <text:h text:style-name="P30" text:outline-level="2">Specification Update for Missing Native Code Paths</text:h>
      <text:p text:style-name="P10">Section 3.10.1 of the R5 Core specification has the following text:</text:p>
      <text:p text:style-name="P24">If a native code library in a selected native code clause cannot be found within the bundle then the bundle must fail to resolve. This is true even if the optional clause is specified.</text:p>
      <text:p text:style-name="P10">This text will be removed in the R6 core framework specification. <text:s/>The following text will be inserted in section 3.10.1 in place of the text above:</text:p>
      <text:p text:style-name="P25">If a native code library in a selected native code clause cannot be found within the bundle then the bundle is still allowed to resolve. <text:s/>A missing native code library will result in an error being thrown at runtime when the bundle attempts to load the native code (e.g. by invoking the method System.loadLibrary).</text:p>
      <text:h text:style-name="P30" text:outline-level="2">Selecting the Native Code Paths</text:h>
      <text:p text:style-name="P10">This section is not normative and is not intended to be included in the specification chapter. <text:s/>It is included in the RFC as a documentation of how the proof of concept implementation uses a purely generic requirement/capability model for doing native path selection.</text:p>
      <text:p text:style-name="P10">When the Framework resolves a bundle with an osgi.native requirement then post processing must be done to determine the native paths that should be selected. <text:s/>Native path selection is done outside of the OSGi resolver. <text:s/>How a framework determines which native code paths should be selected is an implementation detail. <text:s/>The following section illustrates one way to determine the native path selection by pre-sorting the Bundle-NativeCode clauses and using the native.paths attributes:</text:p>
      <text:h text:style-name="Heading_20_3" text:outline-level="3"><text:soft-page-break/>Sort Native Code Clauses</text:h>
      <text:p text:style-name="P10">The bundle native code selection algorithm specifies a priority order when multiple clauses match the native environment. <text:s/>To simplify the native code selection algorithm for the osgi.native namespace the Bundle-NativeCode clauses may be sorted using the priority order before converting the Bundle-NativeCode clauses to an osgi.native requirement. <text:s/>The sort order is specified by the section 3.10.1 Native Code Algorithm of the R5 Core specification:</text:p>
      <text:p text:style-name="P10">The native code clauses are sorted in the following priority order: </text:p>
      <text:list xml:id="list6464323233161146025" text:style-name="L9">
        <text:list-item>
          <text:p text:style-name="P45">osversion: floor of the osversion range in descending order, osversion not specified</text:p>
        </text:list-item>
        <text:list-item>
          <text:p text:style-name="P45">language: language specified, language not specified</text:p>
        </text:list-item>
        <text:list-item>
          <text:p text:style-name="P45">Position in the Bundle-NativeCode manifest header: lexical left to right.</text:p>
        </text:list-item>
      </text:list>
      <text:h text:style-name="Heading_20_3" text:outline-level="3">The native.paths Attribute</text:h>
      <text:p text:style-name="P10">The Bundle-NativeCode header specifies a list of native paths for each native code clause. <text:s/>For example:</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10">This native code clause specifies the native path list “lib/http.dll, lib/zlib.dll”. <text:s/>The native code paths may be specified in the osgi.native requirement using the attribute native.paths. <text:s/>The native.paths attribute must be of type List&lt;String&gt;. <text:s/>The above Bundle-NativeCode header would translate into the following osgi.native requirement:</text:p>
      <text:p text:style-name="P6">Require-Capability: </text:p>
      <text:p text:style-name="P6"><text:s text:c="2"/>osgi.native;</text:p>
      <text:p text:style-name="P6"><text:s text:c="4"/>native.paths:List&lt;String&gt;=”lib/http.dll,lib/zlib.dll”;</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 text:c="8"/>(|</text:p>
      <text:p text:style-name="P6"><text:s text:c="10"/>(osgi.native.language~=en)</text:p>
      <text:p text:style-name="P6"><text:s text:c="10"/>(osgi.native.language~=se)</text:p>
      <text:p text:style-name="P6"><text:s text:c="8"/>)</text:p>
      <text:p text:style-name="P6"><text:s text:c="8"/>(com.acme.windowing=win32)</text:p>
      <text:p text:style-name="P6"><text:s text:c="6"/>)”</text:p>
      <text:p text:style-name="Body">The Bundle-NativeCode header may specify multiple lists of native code paths. <text:s/>For example:</text:p>
      <text:p text:style-name="P6"><text:soft-page-break/>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 = “(com.acme.windowing=win32)”; </text:p>
      <text:p text:style-name="P6"><text:s text:c="4"/>language=en;</text:p>
      <text:p text:style-name="P6"><text:s text:c="4"/>language=se,</text:p>
      <text:p text:style-name="P6"><text:s text:c="2"/>lib/solaris/libhttp.so;</text:p>
      <text:p text:style-name="P6"><text:s text:c="4"/>osname=Solaris;</text:p>
      <text:p text:style-name="P6"><text:s text:c="4"/>osname=SunOS;</text:p>
      <text:p text:style-name="P6"><text:s text:c="4"/>processor=sparc,</text:p>
      <text:p text:style-name="P6"><text:s text:c="2"/>lib/linux/libhttp.so;</text:p>
      <text:p text:style-name="P6"><text:s text:c="4"/>osname=Linux;</text:p>
      <text:p text:style-name="P6"><text:s text:c="4"/>processor=mips;</text:p>
      <text:p text:style-name="P6"><text:s text:c="4"/>selection-filter=”(com.acme.windowing=gtk)”</text:p>
      <text:p text:style-name="P16"/>
      <text:p text:style-name="P16">Each native code path may be <text:s/>assigned a native.paths[.&lt;index&gt;] attribute value where &lt;index&gt; is the placement of the native code paths set in the Bundle-NativeCode header starting at 0. <text:s/>The above Bundle-NativeCode header is translated into the following osgi.native requirement:</text:p>
      <text:p text:style-name="P6"/>
      <text:p text:style-name="P6">Require-Capability: </text:p>
      <text:p text:style-name="P6"><text:s text:c="2"/>osgi.native;</text:p>
      <text:p text:style-name="P6"><text:s text:c="4"/>native.paths.0:List&lt;String&gt;=”lib/http.dll,lib/zlib.dll”;</text:p>
      <text:p text:style-name="P6"><text:s text:c="4"/>native.paths.1:List&lt;String&gt;=”lib/solaris/libhttp.so”;</text:p>
      <text:p text:style-name="P6"><text:s text:c="4"/>native.paths.2:List&lt;String&gt;=”lib/linux/libhttp.sop.so”;</text:p>
      <text:p text:style-name="P6"><text:s text:c="4"/>filter:=”</text:p>
      <text:p text:style-name="P6"><text:s text:c="6"/>(|</text:p>
      <text:p text:style-name="P6"><text:s text:c="8"/>(&amp;</text:p>
      <text:p text:style-name="P6"><text:s text:c="10"/>(|</text:p>
      <text:p text:style-name="P6"><text:s text:c="12"/>(osgi.native.osname~=Windows95)</text:p>
      <text:p text:style-name="P6"><text:s text:c="12"/>(osgi.native.osname~=Windows98)</text:p>
      <text:p text:style-name="P6"><text:s text:c="12"/>(osgi.native.osname~=WindowsNT)</text:p>
      <text:p text:style-name="P6"><text:s text:c="10"/>)</text:p>
      <text:p text:style-name="P6"><text:s text:c="10"/>(osgi.native.processor~=x86)</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text:s text:c="8"/>(&amp;</text:p>
      <text:p text:style-name="P6"><text:s text:c="10"/>(osgi.native.osname~=Linux)</text:p>
      <text:p text:style-name="P6"><text:s text:c="10"/>(osgi.native.processor~=mips)</text:p>
      <text:p text:style-name="P6"><text:s text:c="10"/>(com.acme.windowing=gtk)</text:p>
      <text:p text:style-name="P6"><text:soft-page-break/><text:s text:c="8"/>)</text:p>
      <text:p text:style-name="P6"><text:s text:c="6"/>)”</text:p>
      <text:h text:style-name="Heading_20_3" text:outline-level="3">Selecting the Matching native.paths</text:h>
      <text:p text:style-name="Body">After a bundle has been resolved the framework must select the native paths that apply to the native environment. <text:s/>The following rules may be used to make this selection.</text:p>
      <text:list xml:id="list9058640971558795992" text:style-name="L10">
        <text:list-item>
          <text:p text:style-name="P49">If the requirement attribute native.paths exists then the List&lt;String&gt; value is used as the native paths for the bundle and native path selection is done. This is a case where the Bundle-NativeCode header only specified a single clause.</text:p>
        </text:list-item>
        <text:list-item>
          <text:p text:style-name="P49">Split apart osgi.native filter directive into its sub-filter components which are OR'ed together. <text:s/>In this case the filter directive must have an OR type filter value. <text:s/>Assign each sub-filter an index from left most to right most sub-filter component starting at index 0.</text:p>
        </text:list-item>
        <text:list-item>
          <text:p text:style-name="P49">Using sub-filter index as the order; for each sub-filter determine if it matches the attributes of the osgi.native capability which the osgi.native requirement got wired to. <text:s/>The index of the first sub-filter that matches is used as the index for the native.paths[.&lt;index&gt;] attribute.</text:p>
        </text:list-item>
      </text:list>
      <text:p text:style-name="P10">Consider the following osgi.native.requirement requirement and the corresponding matching capability:</text:p>
      <text:p text:style-name="P7">Provide-Capability: </text:p>
      <text:p text:style-name="P7"><text:s text:c="2"/>osgi.native; </text:p>
      <text:p text:style-name="P7"><text:s text:c="4"/>osgi.native.osname:List&lt;String&gt;="Linux"; </text:p>
      <text:p text:style-name="P7"><text:s text:c="4"/>osgi.native.osversion:Version="3.5";</text:p>
      <text:p text:style-name="P7"><text:s text:c="4"/>osgi.native.processor:List&lt;String&gt;="x86-64,amd64,em64t,x86_64";</text:p>
      <text:p text:style-name="P7"><text:s text:c="4"/>osgi.native.language="en";</text:p>
      <text:p text:style-name="P7"><text:s text:c="4"/>com.acme.windowing="gtk"</text:p>
      <text:p text:style-name="P6"/>
      <text:p text:style-name="P6">Require-Capability: </text:p>
      <text:p text:style-name="P6"><text:s text:c="2"/>osgi.native;</text:p>
      <text:p text:style-name="P6"><text:s text:c="4"/>native.paths.0:List&lt;String&gt;=”lib/http.dll,lib/zlib.dll”;</text:p>
      <text:p text:style-name="P6"><text:s text:c="4"/>native.paths.1:List&lt;String&gt;=”lib/solaris/libhttp.so”;</text:p>
      <text:p text:style-name="P6"><text:s text:c="4"/>native.paths.2:List&lt;String&gt;=”lib/linux/libhttp.sop.so”;</text:p>
      <text:p text:style-name="P6"><text:s text:c="4"/>filter:=”</text:p>
      <text:p text:style-name="P6"><text:s text:c="6"/>(|</text:p>
      <text:p text:style-name="P6"><text:s text:c="8"/>(&amp;</text:p>
      <text:p text:style-name="P6"><text:s text:c="10"/>(osgi.native.osname~=Win32)</text:p>
      <text:p text:style-name="P6"><text:s text:c="10"/>(osgi.native.processor~=x86-64)</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text:s text:c="8"/>(&amp;</text:p>
      <text:p text:style-name="P6"><text:soft-page-break/><text:s text:c="10"/>(osgi.native.osname~=Linux)</text:p>
      <text:p text:style-name="P6"><text:s text:c="10"/>(osgi.native.processor~=x86-64)</text:p>
      <text:p text:style-name="P6"><text:s text:c="10"/>(com.acme.windowing=gtk)</text:p>
      <text:p text:style-name="P6"><text:s text:c="8"/>)</text:p>
      <text:p text:style-name="P6"><text:s text:c="6"/>)”</text:p>
      <text:p text:style-name="P10">In this case the filter directive can be slit into the following 3 indexed filter components:</text:p>
      <text:p text:style-name="P6">Index 0:</text:p>
      <text:p text:style-name="P6"><text:s text:c="8"/>(&amp;</text:p>
      <text:p text:style-name="P6"><text:s text:c="10"/>(osgi.native.osname~=Win32)</text:p>
      <text:p text:style-name="P6"><text:s text:c="10"/>(osgi.native.processor~=x86-64)</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Index 1:</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Index 2:</text:p>
      <text:p text:style-name="P6"><text:s text:c="8"/>(&amp;</text:p>
      <text:p text:style-name="P6"><text:s text:c="10"/>(osgi.native.osname~=Linux)</text:p>
      <text:p text:style-name="P6"><text:s text:c="10"/>(osgi.native.processor~=x86-64)</text:p>
      <text:p text:style-name="P6"><text:s text:c="10"/>(com.acme.windowing=gtk)</text:p>
      <text:p text:style-name="P6"><text:s text:c="8"/>)</text:p>
      <text:p text:style-name="P10">Each filter is checked to see if it matches the capability in index order. <text:s/>Filter at index 0 does not match and filter at index 1 does not match, but filter at index 2 does. <text:s/>This indicates that the native.paths.2 attribute must be used to select the native paths. <text:s/>So in this example the native paths <text:span text:style-name="T1">lib/linux/libhttp.sop.so</text:span> will be used.</text:p>
      <text:p text:style-name="P10"/>
      <text:h text:style-name="Heading_20_1" text:outline-level="1">DTO</text:h>
      <text:p text:style-name="P23">No new DTOs are needed. <text:s/>The osgi.native.namespace will be represented using the existing wiring APIs. <text:s/>The DTOs used to represent bundle wiring are sufficient.</text:p>
      <text:h text:style-name="Heading_20_1" text:outline-level="1"><text:soft-page-break/>Considered Alternatives</text:h>
      <text:p text:style-name="P10">Considered representing each native code clause as a separate osgi.native requirement. <text:s/>Ultimately decided against this since it would require awkward special handling of the osgi.native namespace by the OSGi Resolver to somehow group the requirements together. <text:s/>The current proposal requires no changes to the OSGi Resolver specification.</text:p>
      <text:h text:style-name="Heading_20_1" text:outline-level="1">Security Considerations</text:h>
      <text:p text:style-name="P10">Currently no permission is required for a bundle with a Bundle-NativeCode header to resolve. <text:s/>Now that the osgi.native namespace is used to model a native environment requirement, a bundles with native code will be need to have the appropriate capability permission to require the osgi.native namespace. <text:s/>Otherwise the bundle will not be able to resolve if security is enabled.</text:p>
      <text:p text:style-name="P10">A new implied Capability Permission REQUIRE for the osgi.native namespace must be granted to all bundles. <text:s/>This is similar to the implied Capability Permission REQUIRE for the osgi.ee namespace that got added in OSGi Core R5 when the specification added a conversion of Bundle-RequiredExecutionEnvironment to an osgi.ee namespace requirement.</text:p>
      <text:h text:style-name="Heading_20_1" text:outline-level="1">Javadoc</text:h>
      <text:section text:style-name="Sect1" text:name="Section1" text:protected="true">
        <text:section-source xlink:href="../javadoc.rtf" text:filter-name="Rich Text Format"/>
        <text:p text:style-name="P40">OSGi Javadoc</text:p>
        <text:p text:style-name="P75">11/12/12 3:22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5"><text:span text:style-name="Summary_20_Heading_20_Font">Package Summary</text:span></text:p>
            </table:table-cell>
            <table:covered-table-cell/>
            <table:table-cell table:style-name="Table3.A1" office:value-type="string">
              <text:p text:style-name="P66"><text:span text:style-name="Page_20_Reference_20_Font"><text:span text:style-name="T18">Page</text:span></text:span></text:p>
            </table:table-cell>
          </table:table-row>
          <table:table-row table:style-name="Table3.1">
            <table:table-cell table:style-name="Table3.A2" office:value-type="string">
              <text:p text:style-name="P67"><text:a xlink:type="simple" xlink:href="#r3"><text:span text:style-name="T12">org.osgi.framework.namespace</text:span></text:a></text:p>
            </table:table-cell>
            <table:table-cell table:style-name="Table3.A2" office:value-type="string">
              <text:p text:style-name="P68">Namespace Package Version 1.1.</text:p>
            </table:table-cell>
            <table:table-cell table:style-name="Table3.A2" office:value-type="string">
              <text:p text:style-name="P66"><text:span text:style-name="Page_20_Reference_20_Font"><text:bookmark-ref text:reference-format="page" text:ref-name="r3">19</text:bookmark-ref></text:span></text:p>
            </table:table-cell>
          </table:table-row>
        </table:table>
        <text:p text:style-name="P33"><text:bookmark text:name="r3"/>Package org.osgi.framework.namespace</text:p>
        <text:p text:style-name="P54">Namespace Package Version 1.1.</text:p>
        <text:p text:style-name="P55">See:</text:p>
        <text:p text:style-name="P60"><text:a xlink:type="simple" xlink:href="#r2"><text:span text:style-name="T12">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2"><text:span text:style-name="Summary_20_Heading_20_Font1">Class Summary</text:span></text:p>
            </table:table-cell>
            <table:covered-table-cell/>
            <table:table-cell table:style-name="Table5.A1" office:value-type="string">
              <text:p text:style-name="P73"><text:span text:style-name="Page_20_Reference_20_Font">Page</text:span></text:p>
            </table:table-cell>
          </table:table-row>
          <table:table-row table:style-name="Table5.1">
            <table:table-cell table:style-name="Table5.A2" office:value-type="string">
              <text:p text:style-name="P67"><text:a xlink:type="simple" xlink:href="#r9"><text:span text:style-name="T12">NativeNamespace</text:span></text:a></text:p>
            </table:table-cell>
            <table:table-cell table:style-name="Table5.A2" office:value-type="string">
              <text:p text:style-name="P69">Native Capability and Requirement Namespace.</text:p>
            </table:table-cell>
            <table:table-cell table:style-name="Table5.A2" office:value-type="string">
              <text:p text:style-name="P70"><text:span text:style-name="Page_20_Reference_20_Font"><text:span text:style-name="T19"><text:bookmark-ref text:reference-format="page" text:ref-name="r9">20</text:bookmark-ref></text:span></text:span></text:p>
            </table:table-cell>
          </table:table-row>
        </table:table>
        <text:p text:style-name="P78"><text:bookmark text:name="r2"/>Package org.osgi.framework.namespace Description</text:p>
        <text:p text:style-name="P58">Namespace Package Version 1.1.</text:p>
        <text:p text:style-name="P50">Bundles should not need to import this package at runtime since all the types in this package just contain constants for capability and requirement namespaces specified by the OSGi Alliance.</text:p>
        <text:p text:style-name="P91"><text:bookmark text:name="r9"/>Class NativeNamespace</text:p>
        <text:p text:style-name="P79"><text:a xlink:type="simple" xlink:href="#r3"><text:span text:style-name="T14">org.osgi.framework.namespace</text:span></text:a></text:p>
        <text:p text:style-name="P56"><text:span text:style-name="Code2">java.lang.Object</text:span></text:p>
        <text:p text:style-name="P80"><text:span text:style-name="Code2">  </text:span><text:span text:style-name="Code2"><draw:frame draw:style-name="fr3" text:anchor-type="as-char" svg:width="0.1563in" svg:height="0.1457in" draw:z-index="18"><draw:image xlink:href="Pictures/100002000000000F0000000E443DCD33.png" xlink:type="simple" xlink:show="embed" xlink:actuate="onLoad"/></draw:frame></text:span><text:span text:style-name="Code2">org.osgi.resource.Namespace</text:span></text:p>
        <text:p text:style-name="P51"><text:span text:style-name="Code2">      </text:span><text:span text:style-name="Code2"><draw:frame draw:style-name="fr3" draw:name="graphics2" text:anchor-type="as-char" svg:width="0.1563in" svg:height="0.1457in" draw:z-index="19"><draw:image xlink:href="Pictures/100002000000000F0000000E443DCD33.png" xlink:type="simple" xlink:show="embed" xlink:actuate="onLoad"/></draw:frame></text:span><text:span text:style-name="Code2"><text:span text:style-name="T18">org.osgi.framework.namespace.NativeNamespace</text:span></text:span></text:p>
        <text:p text:style-name="P57"/>
        <text:p text:style-name="P82"><text:span text:style-name="Code2">final public class </text:span><text:span text:style-name="Code2"><text:span text:style-name="T18">NativeNamespace</text:span></text:span></text:p>
        <text:p text:style-name="P76"><text:span text:style-name="Code2">extends org.osgi.resource.Namespace</text:span></text:p>
        <text:p text:style-name="P58">Native Capability and Requirement Namespace.</text:p>
        <text:p text:style-name="P77"><text:span text:style-name="T20">This class defines the names for the attributes and directives for this namespace. All unspecified capability attributes are of type </text:span><text:span text:style-name="Code2">String</text:span><text:span text:style-name="Default_20_Paragraph_20_Font"><text:span text:style-name="T20"> and are used as arbitrary matching attributes for the capability. The values associated with the specified directive and attribute keys are of type </text:span></text:span><text:span text:style-name="Code2">String</text:span><text:span text:style-name="Default_20_Paragraph_20_Font"><text:span text:style-name="T20">, unless otherwise indicated.</text:span></text:span></text:p>
        <text:p text:style-name="P81">Version:</text:p>
        <text:p text:style-name="P59">$Id: 641f0a04dfe88e1cdd729ce880c9c4c4f8d837de $</text:p>
        <text:p text:style-name="P81">Immutable</text:p>
        <text:p text:style-name="P8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4"><text:span text:style-name="Summary_20_Heading_20_Font2"><text:span text:style-name="T2">Field Summary</text:span></text:span></text:p>
            </table:table-cell>
            <table:covered-table-cell/>
            <table:table-cell table:style-name="Table7.A1" office:value-type="string">
              <text:p text:style-name="P85"><text:span text:style-name="Page_20_Reference_20_Font"><text:span text:style-name="T6">Page</text:span></text:span></text:p>
            </table:table-cell>
          </table:table-row>
          <table:table-row table:style-name="Table7.1">
            <table:table-cell table:style-name="Table7.A2" office:value-type="string">
              <text:p text:style-name="P86"><text:span text:style-name="Code_20_Small1"><text:span text:style-name="T2">static String</text:span></text:span></text:p>
            </table:table-cell>
            <table:table-cell table:style-name="Table7.A2" office:value-type="string">
              <text:p text:style-name="P88"><text:a xlink:type="simple" xlink:href="#r8"><text:span text:style-name="Code2"><text:span text:style-name="T15">CAPABILITY_LANGUAGE_ATTRIBUTE</text:span></text:span></text:a></text:p>
              <text:p text:style-name="P63"><text:span text:style-name="T7">The capability attribute contains the </text:span><text:span text:style-name="Code2"><text:span text:style-name="T2">org.osgi.framework.language</text:span></text:span><text:span text:style-name="Default_20_Paragraph_20_Font"><text:span text:style-name="T7"> launching property value.</text:span></text:span></text:p>
            </table:table-cell>
            <table:table-cell table:style-name="Table7.C2" office:value-type="string">
              <text:p text:style-name="P87"><text:span text:style-name="Page_20_Reference_20_Font"><text:span text:style-name="T2"><text:bookmark-ref text:reference-format="page" text:ref-name="r8">21</text:bookmark-ref></text:span></text:span></text:p>
            </table:table-cell>
          </table:table-row>
          <table:table-row table:style-name="Table7.1">
            <table:table-cell table:style-name="Table7.A3" office:value-type="string">
              <text:p text:style-name="P86"><text:span text:style-name="Code_20_Small1"><text:span text:style-name="T2">static String</text:span></text:span></text:p>
            </table:table-cell>
            <table:table-cell table:style-name="Table7.A3" office:value-type="string">
              <text:p text:style-name="P88"><text:a xlink:type="simple" xlink:href="#r5"><text:span text:style-name="Code2"><text:span text:style-name="T15">CAPABILITY_OSNAME_ATTRIBUTE</text:span></text:span></text:a></text:p>
              <text:p text:style-name="P64"><text:span text:style-name="T7">The capability attribute contains alias values of the </text:span><text:span text:style-name="Code2"><text:span text:style-name="T2">org.osgi.framework.os.name</text:span></text:span><text:span text:style-name="Default_20_Paragraph_20_Font"><text:span text:style-name="T7"> launching property value according to the </text:span></text:span><text:a xlink:type="simple" xlink:href="http://www.osgi.org/Specifications/Reference"><text:span text:style-name="Default_20_Paragraph_20_Font"><text:span text:style-name="T13">OSGi Specification References</text:span></text:span></text:a><text:span text:style-name="Default_20_Paragraph_20_Font"><text:span text:style-name="T7">.</text:span></text:span></text:p>
            </table:table-cell>
            <table:table-cell table:style-name="Table7.C3" office:value-type="string">
              <text:p text:style-name="P87"><text:span text:style-name="Page_20_Reference_20_Font"><text:span text:style-name="T2"><text:bookmark-ref text:reference-format="page" text:ref-name="r5">20</text:bookmark-ref></text:span></text:span></text:p>
            </table:table-cell>
          </table:table-row>
          <table:table-row table:style-name="Table7.1">
            <table:table-cell table:style-name="Table7.A3" office:value-type="string">
              <text:p text:style-name="P86"><text:span text:style-name="Code_20_Small1"><text:span text:style-name="T2">static String</text:span></text:span></text:p>
            </table:table-cell>
            <table:table-cell table:style-name="Table7.A3" office:value-type="string">
              <text:p text:style-name="P88"><text:a xlink:type="simple" xlink:href="#r6"><text:span text:style-name="Code2"><text:span text:style-name="T15">CAPABILITY_OSVERSION_ATTRIBUTE</text:span></text:span></text:a></text:p>
              <text:p text:style-name="P63"><text:span text:style-name="T7">The capability attribute contains a </text:span><text:span text:style-name="Code2"><text:span text:style-name="T2">Version</text:span></text:span><text:span text:style-name="Default_20_Paragraph_20_Font"><text:span text:style-name="T7"> parsed from the </text:span></text:span><text:span text:style-name="Code2"><text:span text:style-name="T2">org.osgi.framework.os.version</text:span></text:span><text:span text:style-name="Default_20_Paragraph_20_Font"><text:span text:style-name="T7"> launching property value.</text:span></text:span></text:p>
            </table:table-cell>
            <table:table-cell table:style-name="Table7.C3" office:value-type="string">
              <text:p text:style-name="P87"><text:span text:style-name="Page_20_Reference_20_Font"><text:span text:style-name="T2"><text:bookmark-ref text:reference-format="page" text:ref-name="r6">21</text:bookmark-ref></text:span></text:span></text:p>
            </table:table-cell>
          </table:table-row>
          <table:table-row table:style-name="Table7.1">
            <table:table-cell table:style-name="Table7.A3" office:value-type="string">
              <text:p text:style-name="P86"><text:span text:style-name="Code_20_Small1"><text:span text:style-name="T2">static String</text:span></text:span></text:p>
            </table:table-cell>
            <table:table-cell table:style-name="Table7.A3" office:value-type="string">
              <text:p text:style-name="P88"><text:a xlink:type="simple" xlink:href="#r7"><text:span text:style-name="Code2"><text:span text:style-name="T15">CAPABILITY_PROCESSOR_ATTRIBUTE</text:span></text:span></text:a></text:p>
              <text:p text:style-name="P64"><text:span text:style-name="T7">The capability attribute contains alias values of the </text:span><text:span text:style-name="Code2"><text:span text:style-name="T2">org.osgi.framework.processor</text:span></text:span><text:span text:style-name="Default_20_Paragraph_20_Font"><text:span text:style-name="T7"> launching property value according to the </text:span></text:span><text:a xlink:type="simple" xlink:href="http://www.osgi.org/Specifications/Reference"><text:span text:style-name="Default_20_Paragraph_20_Font"><text:span text:style-name="T13">OSGi Specification References</text:span></text:span></text:a><text:span text:style-name="Default_20_Paragraph_20_Font"><text:span text:style-name="T7">.</text:span></text:span></text:p>
            </table:table-cell>
            <table:table-cell table:style-name="Table7.C3" office:value-type="string">
              <text:p text:style-name="P87"><text:span text:style-name="Page_20_Reference_20_Font"><text:span text:style-name="T2"><text:bookmark-ref text:reference-format="page" text:ref-name="r7">21</text:bookmark-ref></text:span></text:span></text:p>
            </table:table-cell>
          </table:table-row>
          <table:table-row table:style-name="Table7.1">
            <table:table-cell table:style-name="Table7.A3" office:value-type="string">
              <text:p text:style-name="P86"><text:span text:style-name="Code_20_Small1"><text:span text:style-name="T2">static String</text:span></text:span></text:p>
            </table:table-cell>
            <table:table-cell table:style-name="Table7.A3" office:value-type="string">
              <text:p text:style-name="P88"><text:a xlink:type="simple" xlink:href="#r4"><text:span text:style-name="Code2"><text:span text:style-name="T15">NATIVE_NAMESPACE</text:span></text:span></text:a></text:p>
              <text:p text:style-name="P62">Namespace name for native capabilities and requirements.</text:p>
            </table:table-cell>
            <table:table-cell table:style-name="Table7.C3" office:value-type="string">
              <text:p text:style-name="P87"><text:span text:style-name="Page_20_Reference_20_Font"><text:span text:style-name="T2"><text:bookmark-ref text:reference-format="page" text:ref-name="r4">20</text:bookmark-ref></text:span></text:span></text:p>
            </table:table-cell>
          </table:table-row>
        </table:table>
        <text:p text:style-name="P52"/>
        <table:table table:name="Table8" table:style-name="Table8">
          <table:table-column table:style-name="Table8.A"/>
          <table:table-row table:style-name="Table8.1">
            <table:table-cell table:style-name="Table8.A1" office:value-type="string">
              <text:p text:style-name="P74">Fields inherited from class org.osgi.resource.Namespace</text:p>
            </table:table-cell>
          </table:table-row>
          <table:table-row table:style-name="Table8.2">
            <table:table-cell table:style-name="Table8.A2" office:value-type="string">
              <text:p text:style-name="P71"><text:span text:style-name="Code2"><text:span text:style-name="T2">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92">Field Detail</text:p>
        <text:p text:style-name="P94"><text:bookmark text:name="r4"/>NATIVE_NAMESPACE</text:p>
        <text:p text:style-name="P76"><text:span text:style-name="Code2">public static final String </text:span><text:span text:style-name="Code2"><text:span text:style-name="T18">NATIVE_NAMESPACE</text:span></text:span><text:span text:style-name="Code2"> = "osgi.native"</text:span></text:p>
        <text:p text:style-name="P61">Namespace name for native capabilities and requirements.</text:p>
        <text:p text:style-name="P89"/>
        <text:p text:style-name="P93"><text:bookmark text:name="r5"/>CAPABILITY_OSNAME_ATTRIBUTE</text:p>
        <text:p text:style-name="P76"><text:span text:style-name="Code2">public static final String </text:span><text:span text:style-name="Code2"><text:span text:style-name="T18">CAPABILITY_OSNAME_ATTRIBUTE</text:span></text:span><text:span text:style-name="Code2"> = "osgi.native.osname"</text:span></text:p>
        <text:p text:style-name="P60"><text:soft-page-break/><text:span text:style-name="T20">The capability attribute contains alias values of the </text:span><text:span text:style-name="Code2">org.osgi.framework.os.name</text:span><text:span text:style-name="Default_20_Paragraph_20_Font"><text:span text:style-name="T20"> launching property value according to the </text:span></text:span><text:a xlink:type="simple" xlink:href="http://www.osgi.org/Specifications/Reference"><text:span text:style-name="Default_20_Paragraph_20_Font"><text:span text:style-name="T13">OSGi Specification References</text:span></text:span></text:a><text:span text:style-name="Default_20_Paragraph_20_Font"><text:span text:style-name="T20">. The value of this attribute must be of type </text:span></text:span><text:span text:style-name="Code2">List&lt;String&gt;</text:span><text:span text:style-name="Default_20_Paragraph_20_Font"><text:span text:style-name="T20">.</text:span></text:span></text:p>
        <text:p text:style-name="P89"/>
        <text:p text:style-name="P93"><text:bookmark text:name="r6"/>CAPABILITY_OSVERSION_ATTRIBUTE</text:p>
        <text:p text:style-name="P76"><text:span text:style-name="Code2">public static final String </text:span><text:span text:style-name="Code2"><text:span text:style-name="T18">CAPABILITY_OSVERSION_ATTRIBUTE</text:span></text:span><text:span text:style-name="Code2"> = "osgi.native.osversion"</text:span></text:p>
        <text:p text:style-name="P60"><text:span text:style-name="T20">The capability attribute contains a </text:span><text:span text:style-name="Code2">Version</text:span><text:span text:style-name="Default_20_Paragraph_20_Font"><text:span text:style-name="T20"> parsed from the </text:span></text:span><text:span text:style-name="Code2">org.osgi.framework.os.version</text:span><text:span text:style-name="Default_20_Paragraph_20_Font"><text:span text:style-name="T20"> launching property value. The value of this attribute must be of type </text:span></text:span><text:span text:style-name="Code2">Version</text:span><text:span text:style-name="Default_20_Paragraph_20_Font"><text:span text:style-name="T20">.</text:span></text:span></text:p>
        <text:p text:style-name="P89"/>
        <text:p text:style-name="P93"><text:bookmark text:name="r7"/>CAPABILITY_PROCESSOR_ATTRIBUTE</text:p>
        <text:p text:style-name="P76"><text:span text:style-name="Code2">public static final String </text:span><text:span text:style-name="Code2"><text:span text:style-name="T18">CAPABILITY_PROCESSOR_ATTRIBUTE</text:span></text:span><text:span text:style-name="Code2"> = "osgi.native.processor"</text:span></text:p>
        <text:p text:style-name="P60"><text:span text:style-name="T20">The capability attribute contains alias values of the </text:span><text:span text:style-name="Code2">org.osgi.framework.processor</text:span><text:span text:style-name="Default_20_Paragraph_20_Font"><text:span text:style-name="T20"> launching property value according to the </text:span></text:span><text:a xlink:type="simple" xlink:href="http://www.osgi.org/Specifications/Reference"><text:span text:style-name="Default_20_Paragraph_20_Font"><text:span text:style-name="T13">OSGi Specification References</text:span></text:span></text:a><text:span text:style-name="Default_20_Paragraph_20_Font"><text:span text:style-name="T20">. The value of this attribute must be of type </text:span></text:span><text:span text:style-name="Code2">List&lt;String&gt;</text:span><text:span text:style-name="Default_20_Paragraph_20_Font"><text:span text:style-name="T20">.</text:span></text:span></text:p>
        <text:p text:style-name="P89"/>
        <text:p text:style-name="P93"><text:bookmark text:name="r8"/>CAPABILITY_LANGUAGE_ATTRIBUTE</text:p>
        <text:p text:style-name="P76"><text:span text:style-name="Code2">public static final String </text:span><text:span text:style-name="Code2"><text:span text:style-name="T18">CAPABILITY_LANGUAGE_ATTRIBUTE</text:span></text:span><text:span text:style-name="Code2"> = "osgi.native.language"</text:span></text:p>
        <text:p text:style-name="P60"><text:span text:style-name="T20">The capability attribute contains the </text:span><text:span text:style-name="Code2">org.osgi.framework.language</text:span><text:span text:style-name="Default_20_Paragraph_20_Font"><text:span text:style-name="T20"> launching property value. The value of this attribute must be of type </text:span></text:span><text:span text:style-name="Code2">String</text:span><text:span text:style-name="Default_20_Paragraph_20_Font"><text:span text:style-name="T20">.</text:span></text:span></text:p>
        <text:section text:style-name="Sect2" text:name="Section2">
          <text:p text:style-name="P90"><text:span text:style-name="T17">Java API documentation generated with </text:span><text:a xlink:type="simple" xlink:href="http://www.filigris.com/products/docflex_javadoc/#docflex-doclet"><text:span text:style-name="T16">DocFlex/Doclet</text:span></text:a><text:span text:style-name="Default_20_Paragraph_20_Font"><text:span text:style-name="T17"> v1.5.6</text:span></text:span></text:p>
          <text:p text:style-name="P53"><text:span text:style-name="T17">DocFlex/Doclet is both a multi-format Javadoc doclet and a free edition of </text:span><text:a xlink:type="simple" xlink:href="http://www.filigris.com/products/docflex_javadoc/"><text:span text:style-name="T16">DocFlex/Javadoc</text:span></text:a><text:span text:style-name="Default_20_Paragraph_20_Font"><text:span text:style-name="T1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6">www.docflex.com</text:span></text:span></text:a></text:p>
        </text:section>
      </text:section>
      <text:p text:style-name="Body"/>
      <text:h text:style-name="Heading_20_1" text:outline-level="1">Document Support</text:h>
      <text:h text:style-name="Heading_20_2" text:outline-level="2">References</text:h>
      <text:list xml:id="list493177474455826656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9">Name</text:p>
          </table:table-cell>
          <table:table-cell table:style-name="Table2.B1" office:value-type="string">
            <text:p text:style-name="P19"/>
          </table:table-cell>
        </table:table-row>
        <table:table-row table:style-name="Table2.1">
          <table:table-cell table:style-name="Table2.A1" office:value-type="string">
            <text:p text:style-name="P19">Company</text:p>
          </table:table-cell>
          <table:table-cell table:style-name="Table2.B1" office:value-type="string">
            <text:p text:style-name="P19"/>
          </table:table-cell>
        </table:table-row>
        <table:table-row table:style-name="Table2.1">
          <table:table-cell table:style-name="Table2.A1" office:value-type="string">
            <text:p text:style-name="P19">Address</text:p>
          </table:table-cell>
          <table:table-cell table:style-name="Table2.B1" office:value-type="string">
            <text:p text:style-name="P19"/>
          </table:table-cell>
        </table:table-row>
        <table:table-row table:style-name="Table2.1">
          <table:table-cell table:style-name="Table2.A1" office:value-type="string">
            <text:p text:style-name="P19">Voice</text:p>
          </table:table-cell>
          <table:table-cell table:style-name="Table2.B1" office:value-type="string">
            <text:p text:style-name="P19"/>
          </table:table-cell>
        </table:table-row>
        <table:table-row table:style-name="Table2.1">
          <table:table-cell table:style-name="Table2.A1" office:value-type="string">
            <text:p text:style-name="P8">e-mail</text:p>
          </table:table-cell>
          <table:table-cell table:style-name="Table2.B1" office:value-type="string">
            <text:p text:style-name="P8"/>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3" svg:font-family="'Courier New'" style:font-family-generic="roman"/>
    <style:font-face style:name="Verdana1" svg:font-family="Verda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188 - Native Namespace</text:user-defined><text:tab/>Page <text:page-number text:select-page="current">5</text:page-number> of <text:page-count style:num-format="1">22</text:page-count></text:p>
        <text:p text:style-name="Header"/>
        <text:p text:style-name="Header"><text:tab/>Final<text:tab/> <text:modification-date style:data-style-name="N76">February 7,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framework.namespac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9/12</text:p>
            </table:table-cell>
            <table:table-cell table:style-name="Table4.A1" office:value-type="string">
              <text:p text:style-name="MP4">Page <text:page-number style:num-format="1" text:select-page="current">19</text:page-number> of <text:page-count style:num-format="1">22</text:page-count></text:p>
            </table:table-cell>
          </table:table-row>
        </table:table>
      </style:footer>
    </style:master-page>
    <style:master-page style:name="Convert_20_2" style:display-name="Convert 2" style:page-layout-name="Mpm2">
      <style:header>
        <text:p text:style-name="MP2">Class NativeEnvironmentNamespace</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10/19/12</text:p>
            </table:table-cell>
            <table:table-cell table:style-name="Table6.A1" office:value-type="string">
              <text:p text:style-name="MP4">Page <text:page-number style:num-format="1" text:select-page="current">22</text:page-number> of <text:page-count style:num-format="1">22</text:page-count></text:p>
            </table:table-cell>
          </table:table-row>
        </table:table>
      </style:footer>
    </style:master-page>
    <style:master-page style:name="Converted1" style:page-layout-name="Mpm3">
      <style:header>
        <text:p text:style-name="MP5">Package org.osgi.framework.namespace</text:p>
      </style:header>
      <style:footer>
        <text:p text:style-name="Footer"/>
      </style:footer>
    </style:master-page>
    <style:master-page style:name="Converted2" style:page-layout-name="Mpm3">
      <style:header>
        <text:p text:style-name="MP5">Class NativeNamespa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4T15:08:05</meta:creation-date>
    <meta:editing-cycles>41</meta:editing-cycles>
    <meta:editing-duration>P23DT21H2M15S</meta:editing-duration>
    <meta:initial-creator>Thomas Watson</meta:initial-creator>
    <dc:date>2014-02-07T12:41:48</dc:date>
    <dc:creator>BJ Hargrave</dc:creator>
    <meta:document-statistic meta:table-count="8" meta:image-count="4" meta:object-count="0" meta:page-count="22" meta:paragraph-count="537" meta:word-count="4799" meta:character-count="37190"/>
    <meta:user-defined meta:name="Company">IBM</meta:user-defined>
    <meta:user-defined meta:name="Info 3"/>
    <meta:user-defined meta:name="Info 4"/>
    <meta:user-defined meta:name="RFC Title">RFC 188 - Native Namespace</meta:user-defined>
  </office:meta>
</office:document-meta>
</file>